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15%" fo:text-align="justify" style:justify-single-word="false"/>
      <style:text-properties fo:font-size="11pt" officeooo:paragraph-rsid="0026bf6f" style:font-size-asian="11pt" style:font-size-complex="11pt"/>
    </style:style>
    <style:style style:name="P2" style:family="paragraph" style:parent-style-name="Standard">
      <style:paragraph-properties fo:line-height="115%" fo:text-align="justify" style:justify-single-word="false"/>
      <style:text-properties fo:font-size="11pt" officeooo:paragraph-rsid="002c0bc4" style:font-size-asian="11pt" style:font-size-complex="11pt"/>
    </style:style>
    <style:style style:name="P3" style:family="paragraph" style:parent-style-name="Standard">
      <style:paragraph-properties fo:line-height="115%" fo:text-align="justify" style:justify-single-word="false"/>
      <style:text-properties fo:font-size="11pt" officeooo:paragraph-rsid="002a69ea" style:font-size-asian="11pt" style:font-size-complex="11pt"/>
    </style:style>
    <style:style style:name="P4" style:family="paragraph" style:parent-style-name="Standard">
      <style:paragraph-properties fo:line-height="115%" fo:text-align="justify" style:justify-single-word="false"/>
      <style:text-properties fo:font-size="11pt" officeooo:paragraph-rsid="003d8b34" style:font-size-asian="11pt" style:font-size-complex="11pt"/>
    </style:style>
    <style:style style:name="P5" style:family="paragraph" style:parent-style-name="Standard">
      <style:paragraph-properties fo:line-height="115%" fo:text-align="justify" style:justify-single-word="false"/>
      <style:text-properties fo:font-size="11pt" officeooo:rsid="00150891" officeooo:paragraph-rsid="002a69ea" style:font-size-asian="11pt" style:font-size-complex="11pt"/>
    </style:style>
    <style:style style:name="P6" style:family="paragraph" style:parent-style-name="Standard">
      <style:paragraph-properties fo:line-height="115%" fo:text-align="justify" style:justify-single-word="false"/>
      <style:text-properties fo:font-size="11pt" officeooo:rsid="00184f33" officeooo:paragraph-rsid="002d7e40" style:font-size-asian="11pt" style:font-size-complex="11pt"/>
    </style:style>
    <style:style style:name="P7" style:family="paragraph" style:parent-style-name="Standard">
      <style:paragraph-properties fo:line-height="115%" fo:text-align="justify" style:justify-single-word="false"/>
      <style:text-properties fo:font-size="11pt" fo:font-weight="bold" officeooo:rsid="0026bf6f" officeooo:paragraph-rsid="0026bf6f" style:font-size-asian="11pt" style:font-weight-asian="bold" style:font-size-complex="11pt" style:font-weight-complex="bold"/>
    </style:style>
    <style:style style:name="P8" style:family="paragraph" style:parent-style-name="Standard">
      <style:paragraph-properties fo:line-height="115%" fo:text-align="justify" style:justify-single-word="false"/>
      <style:text-properties fo:font-size="11pt" fo:font-weight="bold" officeooo:rsid="002d7e40" officeooo:paragraph-rsid="002d7e40" style:font-size-asian="11pt" style:font-weight-asian="bold" style:font-size-complex="11pt" style:font-weight-complex="bold"/>
    </style:style>
    <style:style style:name="P9" style:family="paragraph" style:parent-style-name="Standard">
      <style:paragraph-properties fo:line-height="115%" fo:text-align="justify" style:justify-single-word="false"/>
      <style:text-properties fo:font-size="11pt" fo:font-weight="bold" officeooo:rsid="0009a830" officeooo:paragraph-rsid="0009a830" style:font-size-asian="11pt" style:font-weight-asian="bold" style:font-size-complex="11pt" style:font-weight-complex="bold"/>
    </style:style>
    <style:style style:name="P10" style:family="paragraph" style:parent-style-name="Standard">
      <style:paragraph-properties fo:line-height="115%" fo:text-align="justify" style:justify-single-word="false"/>
      <style:text-properties officeooo:paragraph-rsid="00214c5a" fo:background-color="transparent"/>
    </style:style>
    <style:style style:name="P11" style:family="paragraph" style:parent-style-name="Standard">
      <style:paragraph-properties fo:line-height="115%" fo:text-align="justify" style:justify-single-word="false"/>
      <style:text-properties fo:font-weight="bold" officeooo:rsid="0026bf6f" officeooo:paragraph-rsid="0026bf6f" fo:background-color="transparent" style:font-weight-asian="bold" style:font-weight-complex="bold"/>
    </style:style>
    <style:style style:name="P12" style:family="paragraph" style:parent-style-name="Standard">
      <style:paragraph-properties fo:line-height="115%" fo:text-align="justify" style:justify-single-word="false"/>
      <style:text-properties fo:color="#ce181e" fo:font-weight="bold" officeooo:rsid="0009a830" officeooo:paragraph-rsid="00214c5a" style:font-weight-asian="bold" style:font-weight-complex="bold"/>
    </style:style>
    <style:style style:name="P13" style:family="paragraph" style:parent-style-name="Standard">
      <style:paragraph-properties fo:line-height="115%" fo:text-align="justify" style:justify-single-word="false"/>
      <style:text-properties fo:color="#ce181e" fo:font-weight="bold" officeooo:rsid="00214c5a" officeooo:paragraph-rsid="00214c5a" style:font-weight-asian="bold" style:font-weight-complex="bold"/>
    </style:style>
    <style:style style:name="P14" style:family="paragraph" style:parent-style-name="Standard">
      <style:paragraph-properties fo:line-height="115%" fo:text-align="justify" style:justify-single-word="false"/>
      <style:text-properties fo:color="#ce181e" fo:font-size="11pt" fo:font-weight="normal" officeooo:rsid="000a7453" officeooo:paragraph-rsid="00214c5a" style:font-size-asian="11pt" style:font-weight-asian="normal" style:font-size-complex="11pt" style:font-weight-complex="normal"/>
    </style:style>
    <style:style style:name="P15" style:family="paragraph" style:parent-style-name="Standard">
      <style:paragraph-properties fo:line-height="115%" fo:text-align="justify" style:justify-single-word="false"/>
      <style:text-properties fo:color="#ce181e" fo:font-size="11pt" officeooo:paragraph-rsid="00214c5a" fo:background-color="transparent" style:font-size-asian="11pt" style:font-size-complex="11pt"/>
    </style:style>
    <style:style style:name="P16" style:family="paragraph" style:parent-style-name="Standard">
      <style:paragraph-properties fo:line-height="115%" fo:text-align="justify" style:justify-single-word="false"/>
      <style:text-properties fo:color="#ce181e" officeooo:paragraph-rsid="00214c5a"/>
    </style:style>
    <style:style style:name="P17" style:family="paragraph" style:parent-style-name="Standard">
      <style:paragraph-properties fo:line-height="115%" fo:text-align="justify" style:justify-single-word="false"/>
      <style:text-properties fo:color="#ce181e" officeooo:paragraph-rsid="00214c5a" fo:background-color="transparent"/>
    </style:style>
    <style:style style:name="P18" style:family="paragraph" style:parent-style-name="Standard">
      <style:paragraph-properties fo:line-height="115%" fo:text-align="justify" style:justify-single-word="false"/>
      <style:text-properties officeooo:paragraph-rsid="00370913"/>
    </style:style>
    <style:style style:name="P19" style:family="paragraph" style:parent-style-name="Standard">
      <style:paragraph-properties fo:line-height="115%" fo:text-align="justify" style:justify-single-word="false"/>
      <style:text-properties fo:font-weight="normal" officeooo:rsid="0009a830" officeooo:paragraph-rsid="00214c5a" style:font-weight-asian="normal" style:font-weight-complex="normal"/>
    </style:style>
    <style:style style:name="P20" style:family="paragraph" style:parent-style-name="Standard">
      <style:paragraph-properties fo:line-height="115%" fo:text-align="justify" style:justify-single-word="false"/>
      <style:text-properties fo:font-size="11pt" fo:font-weight="normal" officeooo:rsid="00214c5a" officeooo:paragraph-rsid="00214c5a" style:font-size-asian="11pt" style:font-weight-asian="normal" style:font-size-complex="11pt" style:font-weight-complex="normal"/>
    </style:style>
    <style:style style:name="P21" style:family="paragraph" style:parent-style-name="Standard">
      <style:paragraph-properties fo:line-height="115%" fo:text-align="justify" style:justify-single-word="false"/>
      <style:text-properties fo:font-size="11pt" fo:font-weight="normal" officeooo:rsid="000c3ab7" officeooo:paragraph-rsid="00214c5a" style:font-size-asian="11pt" style:font-weight-asian="normal" style:font-size-complex="11pt" style:font-weight-complex="normal"/>
    </style:style>
    <style:style style:name="P22" style:family="paragraph" style:parent-style-name="Standard">
      <style:paragraph-properties fo:line-height="115%" fo:text-align="justify" style:justify-single-word="false"/>
      <style:text-properties fo:font-size="11pt" fo:font-weight="normal" officeooo:rsid="00339dcc" officeooo:paragraph-rsid="00339dcc" style:font-size-asian="11pt" style:font-weight-asian="normal" style:font-size-complex="11pt" style:font-weight-complex="normal"/>
    </style:style>
    <style:style style:name="P23" style:family="paragraph" style:parent-style-name="Standard">
      <style:paragraph-properties fo:line-height="115%" fo:text-align="justify" style:justify-single-word="false"/>
      <style:text-properties fo:font-size="11pt" fo:font-weight="normal" officeooo:rsid="0026bf6f" officeooo:paragraph-rsid="0026bf6f" style:font-size-asian="11pt" style:font-weight-asian="normal" style:font-size-complex="11pt" style:font-weight-complex="normal"/>
    </style:style>
    <style:style style:name="P24" style:family="paragraph" style:parent-style-name="Standard">
      <style:paragraph-properties fo:line-height="115%" fo:text-align="justify" style:justify-single-word="false"/>
      <style:text-properties fo:font-size="11pt" fo:font-weight="normal" officeooo:rsid="002c0bc4" officeooo:paragraph-rsid="002c0bc4" style:font-size-asian="11pt" style:font-weight-asian="normal" style:font-size-complex="11pt" style:font-weight-complex="normal"/>
    </style:style>
    <style:style style:name="P25" style:family="paragraph" style:parent-style-name="Standard">
      <style:paragraph-properties fo:line-height="115%" fo:text-align="justify" style:justify-single-word="false"/>
      <style:text-properties fo:font-size="11pt" fo:font-weight="normal" officeooo:rsid="0027cb22" officeooo:paragraph-rsid="002c0bc4" style:font-size-asian="11pt" style:font-weight-asian="normal" style:font-size-complex="11pt" style:font-weight-complex="normal"/>
    </style:style>
    <style:style style:name="P26" style:family="paragraph" style:parent-style-name="Standard">
      <style:paragraph-properties fo:line-height="115%" fo:text-align="justify" style:justify-single-word="false"/>
      <style:text-properties fo:font-size="11pt" fo:font-weight="normal" officeooo:rsid="0010b73f" officeooo:paragraph-rsid="0026bf6f" style:font-size-asian="11pt" style:font-weight-asian="normal" style:font-size-complex="11pt" style:font-weight-complex="normal"/>
    </style:style>
    <style:style style:name="P27" style:family="paragraph" style:parent-style-name="Standard">
      <style:paragraph-properties fo:line-height="115%" fo:text-align="justify" style:justify-single-word="false"/>
      <style:text-properties fo:font-size="11pt" fo:font-weight="normal" officeooo:rsid="001235cc" officeooo:paragraph-rsid="002a69ea" style:font-size-asian="11pt" style:font-weight-asian="normal" style:font-size-complex="11pt" style:font-weight-complex="normal"/>
    </style:style>
    <style:style style:name="P28" style:family="paragraph" style:parent-style-name="Standard">
      <style:paragraph-properties fo:line-height="115%" fo:text-align="justify" style:justify-single-word="false"/>
      <style:text-properties fo:font-size="11pt" fo:font-weight="normal" officeooo:rsid="00150891" officeooo:paragraph-rsid="002a69ea" style:font-size-asian="11pt" style:font-weight-asian="normal" style:font-size-complex="11pt" style:font-weight-complex="normal"/>
    </style:style>
    <style:style style:name="P29" style:family="paragraph" style:parent-style-name="Standard">
      <style:paragraph-properties fo:line-height="115%" fo:text-align="justify" style:justify-single-word="false"/>
      <style:text-properties fo:font-size="11pt" fo:font-weight="bold" officeooo:rsid="0026bf6f" officeooo:paragraph-rsid="002a2283" style:font-size-asian="11pt" style:font-weight-asian="bold" style:font-size-complex="11pt" style:font-weight-complex="bold"/>
    </style:style>
    <style:style style:name="P30" style:family="paragraph" style:parent-style-name="Standard">
      <style:paragraph-properties fo:line-height="115%" fo:text-align="justify" style:justify-single-word="false"/>
      <style:text-properties fo:font-size="11pt" officeooo:rsid="002d7e40" officeooo:paragraph-rsid="00419170" fo:background-color="transparent" style:font-size-asian="11pt" style:font-size-complex="11pt"/>
    </style:style>
    <style:style style:name="P31" style:family="paragraph" style:parent-style-name="Standard">
      <style:paragraph-properties fo:line-height="115%" fo:text-align="justify" style:justify-single-word="false"/>
      <style:text-properties fo:font-size="11pt" officeooo:rsid="002d7e40" officeooo:paragraph-rsid="002d7e40" fo:background-color="transparent" style:font-size-asian="11pt" style:font-size-complex="11pt"/>
    </style:style>
    <style:style style:name="P32" style:family="paragraph" style:parent-style-name="Standard">
      <style:paragraph-properties fo:line-height="115%" fo:text-align="justify" style:justify-single-word="false"/>
      <style:text-properties fo:font-size="11pt" officeooo:rsid="00419170" officeooo:paragraph-rsid="00419170" fo:background-color="transparent" style:font-size-asian="11pt" style:font-size-complex="11pt"/>
    </style:style>
    <style:style style:name="P33" style:family="paragraph" style:parent-style-name="Standard">
      <style:paragraph-properties fo:line-height="115%" fo:text-align="justify" style:justify-single-word="false"/>
      <style:text-properties fo:font-size="11pt" officeooo:rsid="0042f152" officeooo:paragraph-rsid="0042f152" fo:background-color="transparent" style:font-size-asian="11pt" style:font-size-complex="11pt"/>
    </style:style>
    <style:style style:name="P34" style:family="paragraph" style:parent-style-name="Standard">
      <style:paragraph-properties fo:line-height="115%" fo:text-align="justify" style:justify-single-word="false"/>
      <style:text-properties fo:font-size="11pt" officeooo:rsid="004485dd" officeooo:paragraph-rsid="004485dd" fo:background-color="transparent" style:font-size-asian="11pt" style:font-size-complex="11pt"/>
    </style:style>
    <style:style style:name="P35" style:family="paragraph" style:parent-style-name="Standard">
      <style:paragraph-properties fo:line-height="115%" fo:text-align="justify" style:justify-single-word="false"/>
      <style:text-properties fo:font-size="11pt" officeooo:rsid="0046116c" officeooo:paragraph-rsid="0046116c" fo:background-color="transparent" style:font-size-asian="11pt" style:font-size-complex="11pt"/>
    </style:style>
    <style:style style:name="P36" style:family="paragraph" style:parent-style-name="Standard">
      <style:paragraph-properties fo:line-height="115%" fo:text-align="justify" style:justify-single-word="false"/>
      <style:text-properties fo:color="#000000" fo:font-size="11pt" fo:font-weight="normal" officeooo:rsid="000c3ab7" officeooo:paragraph-rsid="003d8b34" style:font-size-asian="11pt" style:font-weight-asian="normal" style:font-size-complex="11pt" style:font-weight-complex="normal"/>
    </style:style>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0c3ab7" style:font-weight-asian="normal" style:font-weight-complex="normal"/>
    </style:style>
    <style:style style:name="T3" style:family="text">
      <style:text-properties fo:font-weight="normal" officeooo:rsid="000d5d66" style:font-weight-asian="normal" style:font-weight-complex="normal"/>
    </style:style>
    <style:style style:name="T4" style:family="text">
      <style:text-properties fo:font-weight="normal" officeooo:rsid="000de5a5" style:font-weight-asian="normal" style:font-weight-complex="normal"/>
    </style:style>
    <style:style style:name="T5" style:family="text">
      <style:text-properties fo:font-weight="normal" officeooo:rsid="000e56e0" style:font-weight-asian="normal" style:font-weight-complex="normal"/>
    </style:style>
    <style:style style:name="T6" style:family="text">
      <style:text-properties fo:font-weight="normal" officeooo:rsid="000ec6f7" style:font-weight-asian="normal" style:font-weight-complex="normal"/>
    </style:style>
    <style:style style:name="T7" style:family="text">
      <style:text-properties fo:font-weight="normal" officeooo:rsid="0010b73f" style:font-weight-asian="normal" style:font-weight-complex="normal"/>
    </style:style>
    <style:style style:name="T8" style:family="text">
      <style:text-properties fo:font-weight="normal" officeooo:rsid="001235cc" style:font-weight-asian="normal" style:font-weight-complex="normal"/>
    </style:style>
    <style:style style:name="T9" style:family="text">
      <style:text-properties fo:font-weight="normal" officeooo:rsid="00132230" style:font-weight-asian="normal" style:font-weight-complex="normal"/>
    </style:style>
    <style:style style:name="T10" style:family="text">
      <style:text-properties fo:font-weight="normal" officeooo:rsid="001495a4" style:font-weight-asian="normal" style:font-weight-complex="normal"/>
    </style:style>
    <style:style style:name="T11" style:family="text">
      <style:text-properties fo:font-weight="normal" officeooo:rsid="0019cae5" style:font-weight-asian="normal" style:font-weight-complex="normal"/>
    </style:style>
    <style:style style:name="T12" style:family="text">
      <style:text-properties fo:font-weight="normal" officeooo:rsid="001dce8a" style:font-weight-asian="normal" style:font-weight-complex="normal"/>
    </style:style>
    <style:style style:name="T13" style:family="text">
      <style:text-properties fo:font-weight="normal" officeooo:rsid="00214c5a" style:font-weight-asian="normal" style:font-weight-complex="normal"/>
    </style:style>
    <style:style style:name="T14" style:family="text">
      <style:text-properties fo:font-weight="normal" officeooo:rsid="00262d5b" style:font-weight-asian="normal" style:font-weight-complex="normal"/>
    </style:style>
    <style:style style:name="T15" style:family="text">
      <style:text-properties fo:font-weight="normal" officeooo:rsid="0026bf6f" style:font-weight-asian="normal" style:font-weight-complex="normal"/>
    </style:style>
    <style:style style:name="T16" style:family="text">
      <style:text-properties fo:font-weight="normal" officeooo:rsid="0017c6a1" style:font-weight-asian="normal" style:font-weight-complex="normal"/>
    </style:style>
    <style:style style:name="T17" style:family="text">
      <style:text-properties fo:font-weight="normal" officeooo:rsid="0027cb22" style:font-weight-asian="normal" style:font-weight-complex="normal"/>
    </style:style>
    <style:style style:name="T18" style:family="text">
      <style:text-properties fo:font-weight="normal" officeooo:rsid="0028956a" style:font-weight-asian="normal" style:font-weight-complex="normal"/>
    </style:style>
    <style:style style:name="T19" style:family="text">
      <style:text-properties fo:font-weight="normal" officeooo:rsid="002a69ea" style:font-weight-asian="normal" style:font-weight-complex="normal"/>
    </style:style>
    <style:style style:name="T20" style:family="text">
      <style:text-properties fo:font-weight="normal" officeooo:rsid="002c0bc4" style:font-weight-asian="normal" style:font-weight-complex="normal"/>
    </style:style>
    <style:style style:name="T21" style:family="text">
      <style:text-properties fo:font-weight="normal" officeooo:rsid="0030a1bb" style:font-weight-asian="normal" style:font-weight-complex="normal"/>
    </style:style>
    <style:style style:name="T22" style:family="text">
      <style:text-properties fo:font-weight="normal" officeooo:rsid="00319176" style:font-weight-asian="normal" style:font-weight-complex="normal"/>
    </style:style>
    <style:style style:name="T23" style:family="text">
      <style:text-properties fo:font-weight="normal" officeooo:rsid="00339dcc" style:font-weight-asian="normal" style:font-weight-complex="normal"/>
    </style:style>
    <style:style style:name="T24" style:family="text">
      <style:text-properties fo:font-weight="normal" officeooo:rsid="003bea31" style:font-weight-asian="normal" style:font-weight-complex="normal"/>
    </style:style>
    <style:style style:name="T25" style:family="text">
      <style:text-properties fo:font-weight="normal" officeooo:rsid="003d8b34" style:font-weight-asian="normal" style:font-weight-complex="normal"/>
    </style:style>
    <style:style style:name="T26" style:family="text">
      <style:text-properties fo:font-weight="normal" officeooo:rsid="001b7669" style:font-weight-asian="normal" style:font-weight-complex="normal"/>
    </style:style>
    <style:style style:name="T27" style:family="text">
      <style:text-properties fo:font-weight="normal" officeooo:rsid="00419170" style:font-weight-asian="normal" style:font-weight-complex="normal"/>
    </style:style>
    <style:style style:name="T28" style:family="text">
      <style:text-properties fo:font-weight="normal" officeooo:rsid="0040dd92" style:font-weight-asian="normal" style:font-weight-complex="normal"/>
    </style:style>
    <style:style style:name="T29" style:family="text">
      <style:text-properties fo:font-weight="normal" officeooo:rsid="00382780" style:font-weight-asian="normal" style:font-weight-complex="normal"/>
    </style:style>
    <style:style style:name="T30" style:family="text">
      <style:text-properties fo:font-weight="normal" officeooo:rsid="0042ebf8" style:font-weight-asian="normal" style:font-weight-complex="normal"/>
    </style:style>
    <style:style style:name="T31" style:family="text">
      <style:text-properties fo:font-weight="normal" officeooo:rsid="0045f3c7" style:font-weight-asian="normal" style:font-weight-complex="normal"/>
    </style:style>
    <style:style style:name="T32" style:family="text">
      <style:text-properties fo:font-weight="normal" officeooo:rsid="00302022" fo:background-color="transparent" loext:char-shading-value="0" style:font-weight-asian="normal" style:font-weight-complex="normal"/>
    </style:style>
    <style:style style:name="T33" style:family="text">
      <style:text-properties fo:font-weight="normal" officeooo:rsid="00302022" fo:background-color="#fff200" loext:char-shading-value="0" style:font-weight-asian="normal" style:font-weight-complex="normal"/>
    </style:style>
    <style:style style:name="T34" style:family="text">
      <style:text-properties fo:font-size="11pt" style:font-size-asian="11pt" style:font-size-complex="11pt"/>
    </style:style>
    <style:style style:name="T35" style:family="text">
      <style:text-properties fo:font-size="11pt" officeooo:rsid="00214c5a" style:font-size-asian="11pt" style:font-size-complex="11pt"/>
    </style:style>
    <style:style style:name="T36" style:family="text">
      <style:text-properties fo:font-size="11pt" officeooo:rsid="000a7453" style:font-size-asian="11pt" style:font-size-complex="11pt"/>
    </style:style>
    <style:style style:name="T37" style:family="text">
      <style:text-properties fo:font-size="11pt" fo:font-weight="normal" officeooo:rsid="000a7453" style:font-size-asian="11pt" style:font-weight-asian="normal" style:font-size-complex="11pt" style:font-weight-complex="normal"/>
    </style:style>
    <style:style style:name="T38" style:family="text">
      <style:text-properties fo:font-size="11pt" fo:font-weight="normal" officeooo:rsid="0017c6a1" style:font-size-asian="11pt" style:font-weight-asian="normal" style:font-size-complex="11pt" style:font-weight-complex="normal"/>
    </style:style>
    <style:style style:name="T39" style:family="text">
      <style:text-properties fo:font-size="11pt" fo:font-weight="normal" officeooo:rsid="00214c5a" style:font-size-asian="11pt" style:font-weight-asian="normal" style:font-size-complex="11pt" style:font-weight-complex="normal"/>
    </style:style>
    <style:style style:name="T40" style:family="text">
      <style:text-properties fo:font-size="11pt" fo:font-weight="normal" officeooo:rsid="00339dcc" style:font-size-asian="11pt" style:font-weight-asian="normal" style:font-size-complex="11pt" style:font-weight-complex="normal"/>
    </style:style>
    <style:style style:name="T41" style:family="text">
      <style:text-properties fo:font-size="11pt" fo:font-weight="normal" officeooo:rsid="0033aaf1" style:font-size-asian="11pt" style:font-weight-asian="normal" style:font-size-complex="11pt" style:font-weight-complex="normal"/>
    </style:style>
    <style:style style:name="T42" style:family="text">
      <style:text-properties fo:font-size="11pt" fo:font-weight="normal" officeooo:rsid="00339dcc" fo:background-color="transparent" loext:char-shading-value="0" style:font-size-asian="11pt" style:font-weight-asian="normal" style:font-size-complex="11pt" style:font-weight-complex="normal"/>
    </style:style>
    <style:style style:name="T43" style:family="text">
      <style:text-properties fo:font-size="11pt" fo:font-weight="normal" officeooo:rsid="0033aaf1" fo:background-color="transparent" loext:char-shading-value="0" style:font-size-asian="11pt" style:font-weight-asian="normal" style:font-size-complex="11pt" style:font-weight-complex="normal"/>
    </style:style>
    <style:style style:name="T44" style:family="text">
      <style:text-properties fo:font-size="11pt" fo:font-weight="normal" officeooo:rsid="00370913" fo:background-color="transparent" loext:char-shading-value="0" style:font-size-asian="11pt" style:font-weight-asian="normal" style:font-size-complex="11pt" style:font-weight-complex="normal"/>
    </style:style>
    <style:style style:name="T45" style:family="text">
      <style:text-properties fo:font-size="11pt" fo:font-weight="normal" officeooo:rsid="0039ee35" fo:background-color="transparent" loext:char-shading-value="0" style:font-size-asian="11pt" style:font-weight-asian="normal" style:font-size-complex="11pt" style:font-weight-complex="normal"/>
    </style:style>
    <style:style style:name="T46" style:family="text">
      <style:text-properties fo:font-size="11pt" fo:background-color="transparent" loext:char-shading-value="0" style:font-size-asian="11pt" style:font-size-complex="11pt"/>
    </style:style>
    <style:style style:name="T47" style:family="text">
      <style:text-properties officeooo:rsid="00214c5a"/>
    </style:style>
    <style:style style:name="T48" style:family="text">
      <style:text-properties fo:color="#ce181e" fo:font-size="11pt" style:font-size-asian="11pt" style:font-size-complex="11pt"/>
    </style:style>
    <style:style style:name="T49" style:family="text">
      <style:text-properties fo:color="#ce181e" fo:font-weight="normal" officeooo:rsid="0042ebf8" fo:background-color="#fff200" loext:char-shading-value="0" style:font-weight-asian="normal" style:font-weight-complex="normal"/>
    </style:style>
    <style:style style:name="T50" style:family="text">
      <style:text-properties officeooo:rsid="0026bf6f"/>
    </style:style>
    <style:style style:name="T51" style:family="text">
      <style:text-properties officeooo:rsid="000c3ab7"/>
    </style:style>
    <style:style style:name="T52" style:family="text">
      <style:text-properties fo:color="#000000" fo:font-weight="normal" officeooo:rsid="00214c5a" style:font-weight-asian="normal" style:font-weight-complex="normal"/>
    </style:style>
    <style:style style:name="T53" style:family="text">
      <style:text-properties fo:color="#000000" fo:font-weight="normal" officeooo:rsid="003d8b34" style:font-weight-asian="normal" style:font-weight-complex="normal"/>
    </style:style>
    <style:style style:name="T54" style:family="text">
      <style:text-properties fo:color="#000000" fo:font-weight="normal" officeooo:rsid="0026bf6f" style:font-weight-asian="normal" style:font-weight-complex="normal"/>
    </style:style>
    <style:style style:name="T55" style:family="text">
      <style:text-properties fo:color="#000000" fo:font-weight="normal" officeooo:rsid="000c3ab7" style:font-weight-asian="normal" style:font-weight-complex="normal"/>
    </style:style>
    <style:style style:name="T56" style:family="text">
      <style:text-properties fo:color="#000000" fo:font-weight="normal" officeooo:rsid="003ca32f" style:font-weight-asian="normal" style:font-weight-complex="normal"/>
    </style:style>
    <style:style style:name="T57" style:family="text">
      <style:text-properties fo:color="#000000" fo:font-weight="normal" officeooo:rsid="000c3ab7" fo:background-color="#fff200" loext:char-shading-value="0" style:font-weight-asian="normal" style:font-weight-complex="normal"/>
    </style:style>
    <style:style style:name="T5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Zusammenfassung Umfrage Metadaten – MetaOpenData</text:p>
      <text:p text:style-name="P9"/>
      <text:p text:style-name="P12"><office:annotation office:name="__Annotation__1370_349191091"><dc:creator>Till Adams</dc:creator><dc:date>2018-06-07T15:43:10.117278081</dc:date><text:p text:style-name="P37"><text:span text:style-name="T58">Kann wenn in Projektbericht eingegliedert weg</text:span></text:p></office:annotation><text:span text:style-name="T35">Einleitung</text:span><office:annotation-end office:name="__Annotation__1370_349191091"/></text:p>
      <text:p text:style-name="P19"><text:span text:style-name="T48">Sopra Steria Consulting und mundialis sind Projektpartner in dem Vorhaben "</text:span><text:a xlink:type="simple" xlink:href="https://www.bmvi.de/SharedDocs/DE/Artikel/DG/mfund-projekte/machbarkeitsstudie-auffindbarkeit-von-daten-metaopendata.html?nn=326002" office:target-frame-name="_blank" xlink:show="new" text:style-name="Internet_20_link" text:visited-style-name="Visited_20_Internet_20_Link">MetaOpenData</text:a><text:span text:style-name="T48">". Das Projekt wird im Rahmen der Forschungsinitiative </text:span><text:a xlink:type="simple" xlink:href="http://www.bmvi.de/DE/Themen/Digitales/mFund/Ueberblick/ueberblick.html" office:target-frame-name="_blank" xlink:show="new" text:style-name="Internet_20_link" text:visited-style-name="Visited_20_Internet_20_Link">mFUND</text:a><text:span text:style-name="T48"> (Modernitätsfonds) gefördert, mit dem das Bundesministerium für Verkehr und digitale Infrastruktur (BMVI) seit 2016 Forschungs- und Entwicklungsprojekte rund um digitale datenbasierte Anwendungen für die Mobilität 4.0 fördert.</text:span></text:p>
      <text:p text:style-name="P14"/>
      <text:p text:style-name="P13"><office:annotation office:name="__Annotation__1371_349191091"><dc:creator>Till Adams</dc:creator><dc:date>2018-06-07T15:43:26.261028210</dc:date><text:p text:style-name="P37"><text:span text:style-name="T59">Kann wenn in Projektbericht eingegliedert weg</text:span></text:p></office:annotation><text:span text:style-name="T36">M</text:span><text:span text:style-name="T34">etadaten</text:span><office:annotation-end office:name="__Annotation__1371_349191091"/></text:p>
      <text:p text:style-name="P16"><text:span text:style-name="T37">Bei Metdadaten handelt es sich um </text:span><text:span text:style-name="T34">Informationen, die die Merkmale der eigentlichen Datensätze - bspw.  Geofachdaten, Verkehrs- bzw. Mobilitätsdaten oder Satellitenbilder - beschreiben. Mit Metadaten erfahren Nutzerinnen und Nut</text:span><text:span text:style-name="T46">zer mehr über die eigentlichen Daten und sie ermöglichen das einfachere Auffinden der Daten. Jedoch bieten die oft sehr technischen Metadaten nicht immer die Informationen, die aus Nutzersicht für den jeweiligen Anwendungsfall relevant oder interessant sind. Dies kann letztlich </text:span></text:p>
      <text:p text:style-name="P15">(i) das Auffinden oder</text:p>
      <text:p text:style-name="P15">(ii) die Beurteilung der Eignung der eigentlichen Daten für die eigene Anwendung erschweren.</text:p>
      <text:p text:style-name="P15"/>
      <text:p text:style-name="P17">Wichtig ist, dass die Metadaten eine hohe Qualität und damit verbunden auch eine hohe Aktualität besitzen. Nur so kann gewährleistet werden, dass die Fachdaten im jeweiligen Suchkontext auch gefunden werden. Die Erstellung und vor allem die Pflege der hier benötigten Metadaten ist jedoch kosten-, arbeits- und zeitintensiv. Das Projekt hat daher zum Ziel, Wege aufzuzeigen, wie ein dynamisches und automatisiertes Ableiten von Metainformationen aus vorhandenen Daten ermöglicht werden kann.</text:p>
      <text:p text:style-name="P10"/>
      <text:p text:style-name="P11">Durchführung einer Umfrage zur Nutzerbedarfserfassung</text:p>
      <text:p text:style-name="P20"/>
      <text:p text:style-name="P7"><text:span text:style-name="T47">Z</text:span>ielsetzung:</text:p>
      <text:p text:style-name="P4"><text:span text:style-name="T15">Ziel der Umfrage war es,</text:span><text:span text:style-name="T13"> Nutz</text:span><text:span text:style-name="T24">ungspräferenzen</text:span><text:span text:style-name="T13"> und </text:span><text:span text:style-name="T24">Anforderungen an</text:span><text:span text:style-name="T13"> Metadaten </text:span><text:span text:style-name="T24">abzufragen</text:span><text:span text:style-name="T13">. </text:span><text:span text:style-name="T2">Die Ergebnisse des Projektes MetaOpenData sollen dazu dienen, vollständigere Metadaten zu generieren, um ein besseres Auffinden und Beurteilen der Eignung von Daten zu ermöglichen - und zwar aus Nutzersicht. </text:span><text:span text:style-name="T13">U</text:span><text:span text:style-name="T14">m</text:span><text:span text:style-name="T13"> </text:span><text:span text:style-name="T25">die Anforderungen</text:span><text:span text:style-name="T13"> </text:span><text:span text:style-name="T14">potentielle</text:span><text:span text:style-name="T25">r</text:span><text:span text:style-name="T13"> Nutze</text:span><text:span text:style-name="T15">nde</text:span><text:span text:style-name="T25">r</text:span><text:span text:style-name="T13"> eines Systems zur automatis</text:span><text:span text:style-name="T52">ierten Metadaten-Zuordnung frühzeitig </text:span><text:span text:style-name="T53">in </text:span><text:span text:style-name="T52">das Projekt einzubeziehen, wurde </text:span><text:span text:style-name="T54">daher </text:span><text:span text:style-name="T52">eine </text:span><text:span text:style-name="T54">umfassende Online </text:span><text:span text:style-name="T52">Umfrage entwickelt, </text:span><text:span text:style-name="T54">um mehr über die</text:span><text:span text:style-name="T55"> Erfahrungen mit und Anforderungen an Metadaten </text:span><text:span text:style-name="T54">zu </text:span><text:span text:style-name="T55">erfahren </text:span><text:span text:style-name="T53">(N</text:span><text:span text:style-name="T55">utzen Sie Metadaten? Welche Zusatzinformationen zu Daten interessieren Sie? Was fehlt?</text:span><text:span text:style-name="T53">).</text:span></text:p>
      <text:p text:style-name="P36"/>
      <text:p text:style-name="P4"><text:span text:style-name="T56">Die Umfrage ist ein wichtiger </text:span><text:span text:style-name="T55">Beitrag zu </text:span><text:span text:style-name="T57">AP-I</text:span><text:span text:style-name="T55">, im Wesentlichen zum Unterpunkt „Erarbeitung Datentypisierung“. Dies soll insb. dazu beitragen, eine Bestandsaufnahme hinsichtlich der Quantität und der Qualität der Metadaten aus Nutzersicht zu erstellen, um die Kriterien für die Typisierung zu definieren und diejenigen Datentypen auszuwählen, die am besten geeignet erscheinen um im Rahmen dieser Machbarkeitsstudie betrachtet zu werden.</text:span></text:p>
      <text:p text:style-name="P21"/>
      <text:p text:style-name="P29">Zielgruppe:</text:p>
      <text:p text:style-name="P18"><text:span text:style-name="T38">Zielgruppe </text:span><text:span text:style-name="T39">der </text:span><text:span text:style-name="T38">Umfrage </text:span><text:span text:style-name="T40">waren</text:span><text:span text:style-name="T38"> in erster Linie Nutzer von </text:span><text:span text:style-name="T39">(Meta-)</text:span><text:span text:style-name="T38">Daten jeder Art, </text:span><text:span text:style-name="T40">mit </text:span><text:span text:style-name="T38">ein</text:span><text:span text:style-name="T40">em</text:span><text:span text:style-name="T38"> Fokus </text:span><text:span text:style-name="T40">auf NutzerInnen von Daten im Geschäftsbereich </text:span><text:span text:style-name="T38">des Bundesministeriums für Verkehr und digitale Infrastruktur (BMVI). </text:span><text:span text:style-name="T40">Darunter </text:span><text:span text:style-name="T41">f</text:span><text:span text:style-name="T40">allen unter anderem Daten und Dienste des Europäischen Erdbeobachtungsprogramms Copernicus (</text:span><text:a xlink:type="simple" xlink:href="http://www.copernicus.eu/" text:style-name="Internet_20_link" text:visited-style-name="Visited_20_Internet_20_Link"><text:span text:style-name="T40">http://www.copernicus.eu/</text:span></text:a><text:span text:style-name="T40">), insbesondere d</text:span><text:span text:style-name="T42">es darin enthaltenden Dienstes zur Überwachung der Meeresumwelt (</text:span><text:a xlink:type="simple" xlink:href="http://marine.copernicus.eu/" text:style-name="Internet_20_link" text:visited-style-name="Visited_20_Internet_20_Link"><text:span text:style-name="T42">http://marine.copernicus.eu/</text:span></text:a><text:span text:style-name="T42">), für den das Bundesamt für Seeschifffahrt und Hydrographie (BSH) als Geschäftsbereichsbehörde des BMVI die Fachkoordination in Deutschland übernimmt. </text:span><text:span text:style-name="T43">Auch Nutzende weitere</text:span><text:span text:style-name="T44">r</text:span><text:span text:style-name="T43"> Dienste </text:span><text:span text:style-name="T44">und Portale</text:span><text:span text:style-name="T43">, wie bspw. </text:span><text:span text:style-name="T44">mCLOUD (</text:span><text:a xlink:type="simple" xlink:href="https://www.mcloud.de/" text:style-name="Internet_20_link" text:visited-style-name="Visited_20_Internet_20_Link"><text:span text:style-name="T44">https://www.mcloud.de/</text:span></text:a><text:span text:style-name="T44">) - </text:span><text:span text:style-name="T45">mit dem das BMVI <text:s/></text:span><text:soft-page-break/><text:span text:style-name="T45">einen zentralen Zugangspunkt zu offenen Daten rund um Themen seines Ressorts bereitstellt - das</text:span><text:span text:style-name="T42"> Geoportal der BfG (</text:span><text:a xlink:type="simple" xlink:href="https://geoportal.bafg.de/portal/Start.do" text:style-name="Internet_20_link" text:visited-style-name="Visited_20_Internet_20_Link"><text:span text:style-name="T42">https://geoportal.bafg.de/portal/Start.do</text:span></text:a><text:span text:style-name="T42">), </text:span><text:span text:style-name="T45">das </text:span><text:span text:style-name="T42">GeoSeaPortal </text:span><text:span text:style-name="T44">des </text:span><text:span text:style-name="T42">BSH (</text:span><text:a xlink:type="simple" xlink:href="https://www.geoseaportal.de/mapapps/?lang=de" text:style-name="Internet_20_link" text:visited-style-name="Visited_20_Internet_20_Link"><text:span text:style-name="T42">https://www.geoseaportal.de/mapapps/?lang=de</text:span></text:a><text:span text:style-name="T42">, </text:span><text:span text:style-name="T45">die </text:span><text:span text:style-name="T44">M</text:span><text:span text:style-name="T42">arine </text:span><text:span text:style-name="T44">D</text:span><text:span text:style-name="T42">aten </text:span><text:span text:style-name="T44">I</text:span><text:span text:style-name="T42">nfrastruktur </text:span><text:span text:style-name="T44">D</text:span><text:span text:style-name="T42">eutschland - MDI-DE (</text:span><text:a xlink:type="simple" xlink:href="http://projekt.mdi-de.org/services/nokis.html" text:style-name="Internet_20_link" text:visited-style-name="Visited_20_Internet_20_Link"><text:span text:style-name="T42">http://projekt.mdi-de.org/services/nokis.html</text:span></text:a><text:span text:style-name="T42">), oder auch </text:span><text:span text:style-name="T45">Daten der </text:span><text:span text:style-name="T42">D</text:span><text:span text:style-name="T44">eutsche</text:span><text:span text:style-name="T45">n</text:span><text:span text:style-name="T44"> Bahn </text:span><text:span text:style-name="T42">(</text:span><text:a xlink:type="simple" xlink:href="https://data.deutschebahn.com/" text:style-name="Internet_20_link" text:visited-style-name="Visited_20_Internet_20_Link"><text:span text:style-name="T42">https://data.deutschebahn.com/</text:span></text:a><text:span text:style-name="T42">) standen </text:span><text:span text:style-name="T45">grundsätzlich </text:span><text:span text:style-name="T42">im Fokus.</text:span></text:p>
      <text:p text:style-name="P22"/>
      <text:p text:style-name="P6"><text:span text:style-name="T1">Insbesondere </text:span><text:span text:style-name="T25">sorgte die</text:span><text:span text:style-name="T1"> </text:span><text:span text:style-name="T11">aktive</text:span><text:span text:style-name="T1"> Streuung der Umfrage </text:span><text:span text:style-name="T11">in unterschiedlichen Branchen und Unternehmen </text:span><text:span text:style-name="T25">für </text:span><text:span text:style-name="T11">einen weitreichenderen Überblick für das Projekt MetaOpenData. </text:span><text:span text:style-name="T32">Die Einladung zur Teilnahme an der Umfrage </text:span><text:span text:style-name="T33">wurde auf mehrere Wege in Umlauf gebracht.</text:span></text:p>
      <text:p text:style-name="P21"/>
      <text:p text:style-name="P7"><text:span text:style-name="T51">T</text:span>echnische Realisierung:</text:p>
      <text:p text:style-name="P1"><text:span text:style-name="T2">D</text:span><text:span text:style-name="T15">ie Umfrage wurde mit Hilfe des Online Tools EUSurvey (</text:span><text:a xlink:type="simple" xlink:href="https://ec.europa.eu/eusurvey/" text:style-name="Internet_20_link" text:visited-style-name="Visited_20_Internet_20_Link"><text:span text:style-name="T15">https://ec.europa.eu/eusurvey/</text:span></text:a><text:span text:style-name="T15">) </text:span><text:span text:style-name="T17">der Europäischen Kommission erstellt</text:span><text:span text:style-name="T15">. EUSurvey ist ein Instrument zur Verwaltung von Online-Umfragen. Damit lassen sich in den meisten Web-Browsern Fragebögen und sonstige interaktive Formulare erstellen, veröffentlichen und verwalten. Die Umfrage </text:span><text:span text:style-name="T21">zu MetaOpenData ist für eine Bearbeitungszeit von </text:span><text:span text:style-name="T16">etwa 10 bis 12 Minuten </text:span><text:span text:style-name="T21">konzipiert</text:span><text:span text:style-name="T15"> </text:span><text:span text:style-name="T21">worden </text:span><text:span text:style-name="T15">und über den Link </text:span><text:a xlink:type="simple" xlink:href="https://ec.europa.eu/eusurvey/runner/MetaOpenData" text:style-name="Internet_20_link" text:visited-style-name="Visited_20_Internet_20_Link"><text:span text:style-name="T15">https://ec.europa.eu/eusurvey/runner/MetaOpenData</text:span></text:a><text:span text:style-name="T15"> abrufbar. Die Umfrage ist anonym - d.h. es können keine Rückschlüsse auf die Teilnehmenden gezogen werden - und über einen nicht-personalisierten Zugang erreichbar, d.h. es wird kein Token vergeben. </text:span><text:span text:style-name="T22">Die in deutscher Sprache verfasste Umfrage war sechs Wochen </text:span><text:span text:style-name="T23">lang </text:span><text:span text:style-name="T22">zugänglich.</text:span></text:p>
      <text:p text:style-name="P23"/>
      <text:p text:style-name="P7"><text:span text:style-name="T50">A</text:span>ufbau der Umfrage:</text:p>
      <text:p text:style-name="P2"><text:span text:style-name="T15">Die Umfrage ist in insgesamt fünf Teile gegliedert. </text:span><text:span text:style-name="T20">Insgesamt besteht die Umfrage aus 18 Fragen, davon sechs mit Einfachantwortmöglichkeit, drei mit <text:s/>Mehrfachantwortmöglichkeit, acht freie Textfelder, und eine numerische Eingabe.</text:span></text:p>
      <text:p text:style-name="P24"/>
      <text:p text:style-name="P25">Der einleitende Teil informiert die Teilnehmenden über die Zielsetzung und den Zweck der Umfrage. </text:p>
      <text:p text:style-name="P2"><text:span text:style-name="T17">Im zweiten Teil („Allgemeine Fragen“) können Angaben über die Organisation des Umfrageteilnehmers gestellt, um bei der Auswertung einen Überblick </text:span><text:span text:style-name="T18">über die Nutzerkategorie</text:span><text:span text:style-name="T17"> und </text:span><text:span text:style-name="T18">die</text:span><text:span text:style-name="T17"> jeweiligen Arbeitsfelder </text:span><text:span text:style-name="T18">der Teilnehmenden </text:span><text:span text:style-name="T17">zu erhalten. </text:span></text:p>
      <text:p text:style-name="P25"/>
      <text:p text:style-name="P2"><text:span text:style-name="T3">Im </text:span><text:span text:style-name="T17">dritten </text:span><text:span text:style-name="T4">Themenbloc</text:span><text:span text:style-name="T3">k („</text:span><text:span text:style-name="T17">Fragen zur Nutzung von Daten“)</text:span><text:span text:style-name="T3"> </text:span><text:span text:style-name="T4">werden Fragen über die Nutzung von Daten </text:span><text:span text:style-name="T5">im allgemeinen ergänzt. Hierzu werden insbesondere die genutzten Datenformate, wie beispielsweise *.XLS oder *.CS</text:span><text:span text:style-name="T12">V</text:span><text:span text:style-name="T5"> evaluiert. Die hier frei einzufügenden Formate können aus den verschiedensten </text:span><text:span text:style-name="T6">Datenb</text:span><text:span text:style-name="T5">ereichen stammen </text:span><text:span text:style-name="T7">(Geodaten, Wetterdaten u. </text:span><text:span text:style-name="T13">v. m</text:span><text:span text:style-name="T7">.). Ergänzend werden auch die unterschiedlichen Themenfelder erfragt, in denen Daten verwendet werden, sowie die Häufigkeit der Nutzung dieser Daten in Projekten.</text:span></text:p>
      <text:p text:style-name="P26"/>
      <text:p text:style-name="P3"><text:span text:style-name="T19">I</text:span><text:span text:style-name="T7">m vierten Themenbereich </text:span><text:span text:style-name="T8">(„</text:span><text:span text:style-name="T19">Fragen zur Nutzung und Anforderungen an Metadaten</text:span><text:span text:style-name="T8">“) wird konkret das Thema Metadaten </text:span><text:span text:style-name="T13">abgefragt</text:span><text:span text:style-name="T8">. Hier </text:span><text:span text:style-name="T9">soll in Erfahrung gebracht werden</text:span><text:span text:style-name="T8">, ob und wie Metadaten </text:span><text:span text:style-name="T13">von den verschiedenen Teilnehmern </text:span><text:span text:style-name="T9">ge</text:span><text:span text:style-name="T8">nu</text:span><text:span text:style-name="T9">tzt werden</text:span><text:span text:style-name="T8"> (bspw. zum Auffinden oder Beurteilen der Daten) </text:span><text:span text:style-name="T9">oder </text:span><text:span text:style-name="T12">ob </text:span><text:span text:style-name="T9">die Teilnehmer sogar</text:span><text:span text:style-name="T8"> selb</text:span><text:span text:style-name="T9">er</text:span><text:span text:style-name="T8"> Metadaten erstellen (bspw. als datenhaltende Stelle). </text:span><text:span text:style-name="T10">Zusätzlich spielen auch die</text:span><text:span text:style-name="T8"> Kriterien zur Beurteilung der Eignung von Daten </text:span><text:span text:style-name="T10">eine wichtige Rolle, um weitere Erkenntnisse </text:span><text:span text:style-name="T13">hinsichtlich des Designs von MetaOpenData </text:span><text:span text:style-name="T10">zu gewinnen. </text:span><text:span text:style-name="T13">Eine </text:span><text:span text:style-name="T19">zentrale</text:span><text:span text:style-name="T13"> Frage </text:span><text:span text:style-name="T19">in diesem Kontext ist</text:span><text:span text:style-name="T13">, </text:span><text:span text:style-name="T10">welche Informationen </text:span><text:span text:style-name="T19">(Metadaten)</text:span><text:span text:style-name="T8"> über Daten bislang fehlen. </text:span><text:span text:style-name="T19">Dazu konnten die Teilnehmenden sowohl über vordefinierte Antworten (Mehrfachauswahl) als auch durch freie Texteingabe Angaben machen.</text:span></text:p>
      <text:p text:style-name="P27"/>
      <text:p text:style-name="P5"><text:span text:style-name="T8">I</text:span><text:span text:style-name="T1">m letzten Umfrageabschnitt („</text:span><text:span text:style-name="T19">Kommentare</text:span><text:span text:style-name="T1">“) haben die </text:span><text:span text:style-name="T19">Teilnehmenden</text:span><text:span text:style-name="T1"> die Möglichkeit, </text:span><text:span text:style-name="T19">durch freie Texteingabe</text:span><text:span text:style-name="T1"> </text:span><text:span text:style-name="T19">weitere</text:span><text:span text:style-name="T13"> </text:span><text:span text:style-name="T1">Hinweise oder Anregungen zu hinterlassen.</text:span></text:p>
      <text:p text:style-name="P28"/>
      <text:p text:style-name="P8">Ergebnisse:</text:p>
      <text:p text:style-name="P30"><text:soft-page-break/><text:span text:style-name="T26">D</text:span><text:span text:style-name="T1">er Rücklauf zur Umfrage </text:span><text:span text:style-name="T27">(</text:span><text:span text:style-name="T28">Sachstrand 30.06.2018)</text:span><text:span text:style-name="T1"> betrug </text:span><text:span text:style-name="T29">insgesamt </text:span><text:span text:style-name="T28">3</text:span><text:span text:style-name="T27">8</text:span><text:span text:style-name="T1"> Teilnehmende. </text:span><text:span text:style-name="T27">Im Folgenden werden einige Haupterkenntnisse aus der Umfrage zusammengefasst. Die Prozentangaben </text:span><text:span text:style-name="T30">(gerundet)</text:span><text:span text:style-name="T27"> beziehen sich stets auf den Anteil der Antwortenden an der Gesamtzahl der Antwortenden (38). </text:span><text:span text:style-name="T30">Die vollständige Auswertung der Umfrage befinden sich in der </text:span><text:span text:style-name="T49">Anlage X</text:span><text:span text:style-name="T30">.</text:span></text:p>
      <text:p text:style-name="P30"><text:span text:style-name="T27"/></text:p>
      <text:p text:style-name="P30"><text:span text:style-name="T27">Von den </text:span><text:span text:style-name="T29">insgesamt </text:span><text:span text:style-name="T28">3</text:span><text:span text:style-name="T27">8</text:span><text:span text:style-name="T1"> Teilnehmende</text:span><text:span text:style-name="T27">n</text:span><text:span text:style-name="T29"> </text:span><text:span text:style-name="T27">war</text:span><text:span text:style-name="T28"> </text:span><text:span text:style-name="T27">ein großer Teil bei Behörden (42%), wissenschaftlichen Einrichtungen (37%) und in der freien Wirtschaft (16%) beschäftigt. 18% der BehördenvertreterInnen arbeiten im Geschäftsbereich des BMVI.</text:span></text:p>
      <text:p text:style-name="P31"><text:span text:style-name="T27"/></text:p>
      <text:p text:style-name="P32"><text:span text:style-name="T1">Geodaten und andere Daten wurden hauptsächlich in den Bereichen Verkehr (39%), Wasser (47%) und Wetter/Klima (45%) genutzt. In der Kategorie „Weitere“ (47%) wurden Straßenverkehr (32%) und Bahnverkehr (21%) genannt.</text:span></text:p>
      <text:p text:style-name="P32"><text:span text:style-name="T1"/></text:p>
      <text:p text:style-name="P33"><text:span text:style-name="T1">Ein großer Teil der Teilnehmenden schätze das eigene Vorwissen als mindestens umfangreich ein (Umfangreich: 32%, Sehr umfangreich: 32%). Nur 3% gaben sehr geringes Wissen in diesem Themenbereich an.</text:span></text:p>
      <text:p text:style-name="P33"><text:span text:style-name="T1"/></text:p>
      <text:p text:style-name="P33"><text:span text:style-name="T1">63% der Teilnehmenden erstellt und / oder pflegt selbst Metadaten, wobei 32% dies sowohl für Dritte (bspw. als Daten haltende Stelle/Behörde) oder intern für Ihre eigene Organisation tun. 18% erstellen Metadaten ausschließlich für interne Nutzungen, 13% ausschließlich für Dritte.</text:span></text:p>
      <text:p text:style-name="P33"><text:span text:style-name="T1"/></text:p>
      <text:p text:style-name="P34"><text:span text:style-name="T1">Aus den Informationskategorie in den Metadaten waren Datenformat und Zeitraum der Aufzeichnung (jeweils 76%) sowie räumliche Ausdehnung (68%) <text:s/>und Nutzungsrechte (66%) die wichtigsten. Weiterhin wurden die thematische Kategorie und Ansprechpartner häufig genannt (55% bzw. 47%). </text:span><text:span text:style-name="T31">Ein großer Teil der Teilnehmenden (39%) gab an, selten alle benötigten Informationen in den Metadaten zu finden, welche interessant oder zur Beurteilung der Eignung der Daten für die eigene Anwendung benötigt werden. Hingegen gaben 32% an, dass dies meistens der Fall ist und 16% fanden stets alle Informationen.</text:span></text:p>
      <text:p text:style-name="P34"><text:span text:style-name="T31"/></text:p>
      <text:p text:style-name="P35"><text:span text:style-name="T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09:57:36.870419930</meta:creation-date>
    <dc:date>2018-07-04T14:50:27.783916889</dc:date>
    <meta:editing-duration>PT3H37M5S</meta:editing-duration>
    <meta:editing-cycles>35</meta:editing-cycles>
    <meta:generator>LibreOffice/5.4.6.2$Linux_X86_64 LibreOffice_project/40m0$Build-2</meta:generator>
    <dc:creator>Fabian Loew</dc:creator>
    <meta:document-statistic meta:table-count="0" meta:image-count="0" meta:object-count="0" meta:page-count="3" meta:paragraph-count="31" meta:word-count="1139" meta:character-count="8807" meta:non-whitespace-character-count="7691"/>
  </office:meta>
</office:document-meta>
</file>